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22">
      <style:table-cell-properties fo:background-color="#0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9.5 tuntia" calcext:value-type="string">
            <text:p>9.5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formula="of:=ROUND(SUM([.B2:.B1048576])/60;1) &amp; &quot; tuntia&quot;" office:value-type="string" office:string-value="11.1 tuntia" calcext:value-type="string">
            <text:p>11.1 tuntia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8.5.</text:p>
          </table:table-cell>
          <table:table-cell table:style-name="ce3" office:value-type="string" calcext:value-type="string">
            <text:p>min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8.5.</text:p>
          </table:table-cell>
          <table:table-cell table:style-name="ce3" office:value-type="string" calcext:value-type="string">
            <text:p>min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9.5.</text:p>
          </table:table-cell>
          <table:table-cell table:style-name="ce3" office:value-type="string" calcext:value-type="string">
            <text:p>min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0.5.</text:p>
          </table:table-cell>
          <table:table-cell table:style-name="ce3" office:value-type="string" calcext:value-type="string">
            <text:p>min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2.5.</text:p>
          </table:table-cell>
          <table:table-cell table:style-name="ce3" office:value-type="string" calcext:value-type="string">
            <text:p>min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20:06:32.982355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2T20:15:58.404716706</dc:date>
    <meta:editing-duration>PT10H4M16S</meta:editing-duration>
    <meta:editing-cycles>64</meta:editing-cycles>
    <meta:document-statistic meta:table-count="2" meta:cell-count="88" meta:object-count="0"/>
  </office:meta>
</office:document-meta>
</file>